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4AB55FF03002EC84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4.3cm"/>
    </style:style>
    <style:style style:name="gr2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.35cm" fo:min-width="3.3cm"/>
      <style:paragraph-properties style:writing-mode="lr-tb"/>
    </style:style>
    <style:style style:name="gr4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75cm" fo:min-width="1.4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75cm" fo:min-width="1.6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75cm" fo:min-width="2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Arial" fo:font-size="18pt" style:font-size-asian="18pt" style:font-size-complex="18pt"/>
    </style:style>
    <style:style style:name="T1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1.4cm" svg:x="33.7cm" svg:y="20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7cm" svg:y1="5.5cm" svg:x2="8.7cm" svg:y2="13.5cm">
          <text:p text:style-name="P1"/>
        </draw:line>
        <draw:custom-shape draw:style-name="gr3" draw:text-style-name="P3" draw:layer="layout" svg:width="3.8cm" svg:height="1.6cm" svg:x="6.8cm" svg:y="3.9cm">
          <text:p text:style-name="P1"><text:span text:style-name="T1">Untracked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6cm" svg:y1="5.51cm" svg:x2="12.6cm" svg:y2="13.51cm">
          <text:p/>
        </draw:line>
        <draw:custom-shape draw:style-name="gr3" draw:text-style-name="P3" draw:layer="layout" svg:width="3.8cm" svg:height="1.6cm" svg:x="10.7cm" svg:y="3.91cm">
          <text:p text:style-name="P1"><text:span text:style-name="T1">Unmodified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5cm" svg:y1="5.51cm" svg:x2="16.5cm" svg:y2="13.51cm">
          <text:p/>
        </draw:line>
        <draw:custom-shape draw:style-name="gr3" draw:text-style-name="P3" draw:layer="layout" svg:width="3.8cm" svg:height="1.6cm" svg:x="14.6cm" svg:y="3.91cm">
          <text:p text:style-name="P1"><text:span text:style-name="T1">Modified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0.4cm" svg:y1="5.52cm" svg:x2="20.4cm" svg:y2="13.52cm">
          <text:p/>
        </draw:line>
        <draw:custom-shape draw:style-name="gr3" draw:text-style-name="P3" draw:layer="layout" svg:width="3.8cm" svg:height="1.6cm" svg:x="18.5cm" svg:y="3.92cm">
          <text:p text:style-name="P1"><text:span text:style-name="T1">Staged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7cm" svg:y1="7.1cm" svg:x2="20.4cm" svg:y2="7.1cm">
          <text:p/>
        </draw:line>
        <draw:line draw:style-name="gr5" draw:text-style-name="P2" draw:layer="layout" svg:x1="12.6cm" svg:y1="8.5cm" svg:x2="16.5cm" svg:y2="8.5cm">
          <text:p/>
        </draw:line>
        <draw:line draw:style-name="gr5" draw:text-style-name="P2" draw:layer="layout" svg:x1="16.5cm" svg:y1="9.9cm" svg:x2="20.4cm" svg:y2="9.9cm">
          <text:p/>
        </draw:line>
        <draw:line draw:style-name="gr5" draw:text-style-name="P2" draw:layer="layout" svg:x1="12.6cm" svg:y1="11.3cm" svg:x2="8.7cm" svg:y2="11.3cm">
          <text:p/>
        </draw:line>
        <draw:line draw:style-name="gr5" draw:text-style-name="P2" draw:layer="layout" svg:x1="20.4cm" svg:y1="12.7cm" svg:x2="12.6cm" svg:y2="12.7cm">
          <text:p/>
        </draw:line>
        <draw:frame draw:style-name="gr6" draw:text-style-name="P1" draw:layer="layout" svg:width="16.932cm" svg:height="6.984cm" svg:x="5.8cm" svg:y="18.9cm">
          <draw:image xlink:href="Pictures/10000000000003200000014AB55FF03002EC8436.png" xlink:type="simple" xlink:show="embed" xlink:actuate="onLoad" loext:mime-type="image/png">
            <text:p/>
          </draw:image>
        </draw:frame>
        <draw:custom-shape draw:style-name="gr7" draw:text-style-name="P5" draw:layer="layout" svg:width="1.9cm" svg:height="1cm" svg:x="8.9cm" svg:y="6.1cm">
          <text:p text:style-name="P4"><text:span text:style-name="T1">ad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cm" svg:height="1cm" svg:x="12.8cm" svg:y="7.5cm">
          <text:p text:style-name="P4"><text:span text:style-name="T1">edi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1cm" svg:height="1cm" svg:x="16.7cm" svg:y="8.9cm">
          <text:p text:style-name="P4"><text:span text:style-name="T1">stag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6cm" svg:height="1cm" svg:x="17.8cm" svg:y="11.7cm">
          <text:p text:style-name="P4"><text:span text:style-name="T1">commi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6cm" svg:height="1cm" svg:x="10cm" svg:y="10.3cm">
          <text:p text:style-name="P4"><text:span text:style-name="T1">remov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26T16:47:53.896000000</dc:date>
    <meta:editing-duration>P3DT7H59M2S</meta:editing-duration>
    <meta:editing-cycles>187</meta:editing-cycles>
    <meta:generator>LibreOffice/6.4.5.2$Windows_X86_64 LibreOffice_project/a726b36747cf2001e06b58ad5db1aa3a9a1872d6</meta:generator>
    <meta:document-statistic meta:object-count="20"/>
  </office:meta>
</office:document-meta>
</file>